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6.65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45.5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  <style:map style:condition="is-true-formula(AND([.$C7]=[.$C6]; [.$D7]=[.$D6]))" style:apply-style-name="Hidden" style:base-cell-address="Sheet1.B7"/>
      <style:map style:condition="is-true-formula([.$D7]=0)" style:apply-style-name="Accent_20_3" style:base-cell-address="Sheet1.B7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map style:condition="is-true-formula(AND([.$C7]=[.$C6]; [.$D7]=[.$D6]))" style:apply-style-name="Hidden" style:base-cell-address="Sheet1.B7"/>
      <style:map style:condition="is-true-formula([.$D7]=0)" style:apply-style-name="Accent_20_3" style:base-cell-address="Sheet1.B7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94.13pt" svg:height="343.33pt" svg:x="289.59pt" svg:y="31.63pt">
            <draw:object draw:notify-on-update-of-ranges="Sheet1.C7:Sheet1.C52 Sheet1.D6:Sheet1.D6 Sheet1.D7:Sheet1.D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3" table:default-cell-style-name="ce19"/>
        <table:table-column table:style-name="co4" table:default-cell-style-name="ce19"/>
        <table:table-column table:style-name="co5" table:number-columns-repeated="12" table:default-cell-style-name="Default"/>
        <table:table-row table:style-name="ro1"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DSLR frame</text:p>
          </table:table-cell>
          <table:table-cell table:style-name="ce6"/>
          <table:table-cell table:style-name="Default" office:value-type="float" office:value="5000" calcext:value-type="float">
            <text:p>5000</text:p>
          </table:table-cell>
          <table:table-cell office:value-type="float" office:value="5000" calcext:value-type="float">
            <text:p>5000</text:p>
          </table:table-cell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Negative frame</text:p>
          </table:table-cell>
          <table:table-cell table:style-name="ce7"/>
          <table:table-cell table:style-name="ce10" office:value-type="float" office:value="15000" calcext:value-type="float">
            <text:p>15000</text:p>
          </table:table-cell>
          <table:table-cell table:style-name="ce10" office:value-type="float" office:value="15001" calcext:value-type="float">
            <text:p>15001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Sweep size</text:p>
          </table:table-cell>
          <table:table-cell table:style-name="ce6"/>
          <table:table-cell table:style-name="Default" table:formula="of:=IF([.D3]&gt;[.D2];FLOOR([.D3]/[.D2])+1;1)" office:value-type="float" office:value="4" calcext:value-type="float">
            <text:p>4</text:p>
          </table:table-cell>
          <table:table-cell table:formula="of:=IF([.E3]&gt;[.E2];FLOOR([.E3]/[.E2])+1;1)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Step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3" office:value-type="float" office:value="0" calcext:value-type="float">
            <text:p>0</text:p>
          </table:table-cell>
          <table:table-cell table:style-name="ce1" table:number-columns-repeated="12"/>
        </table:table-row>
        <table:table-row table:style-name="ro1">
          <table:table-cell table:style-name="ce1"/>
          <table:table-cell office:value-type="float" office:value="1" calcext:value-type="float">
            <text:p>1</text:p>
          </table:table-cell>
          <table:table-cell table:formula="of:=IF([.$B8]&gt;=[.$D$4]*[.$E$4];[.C7];IF(MOD([.B8];[.$E$4])=0;[.C7]-[.$D$2];[.C7]))" office:value-type="float" office:value="0" calcext:value-type="float">
            <text:p>0</text:p>
          </table:table-cell>
          <table:table-cell table:formula="of:=IF([.$B8]&gt;=[.$D$4]*[.$E$4];[.D7];IF(MOD([.B8];[.$E$4])=0;[.D7]-([.$E$4]-1)*[.$E$2];[.D7]+[.$E$2]))" office:value-type="float" office:value="5000" calcext:value-type="float">
            <text:p>5000</text:p>
          </table:table-cell>
          <table:table-cell table:number-columns-repeated="12"/>
        </table:table-row>
        <table:table-row table:style-name="ro1">
          <table:table-cell table:style-name="ce1"/>
          <table:table-cell office:value-type="float" office:value="2" calcext:value-type="float">
            <text:p>2</text:p>
          </table:table-cell>
          <table:table-cell table:formula="of:=IF([.$B9]&gt;=[.$D$4]*[.$E$4];[.C8];IF(MOD([.B9];[.$E$4])=0;[.C8]-[.$D$2];[.C8]))" office:value-type="float" office:value="0" calcext:value-type="float">
            <text:p>0</text:p>
          </table:table-cell>
          <table:table-cell table:formula="of:=IF([.$B9]&gt;=[.$D$4]*[.$E$4];[.D8];IF(MOD([.B9];[.$E$4])=0;[.D8]-([.$E$4]-1)*[.$E$2];[.D8]+[.$E$2]))" office:value-type="float" office:value="10000" calcext:value-type="float">
            <text:p>10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$B10]&gt;=[.$D$4]*[.$E$4];[.C9];IF(MOD([.B10];[.$E$4])=0;[.C9]-[.$D$2];[.C9]))" office:value-type="float" office:value="0" calcext:value-type="float">
            <text:p>0</text:p>
          </table:table-cell>
          <table:table-cell table:formula="of:=IF([.$B10]&gt;=[.$D$4]*[.$E$4];[.D9];IF(MOD([.B10];[.$E$4])=0;[.D9]-([.$E$4]-1)*[.$E$2];[.D9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$B11]&gt;=[.$D$4]*[.$E$4];[.C10];IF(MOD([.B11];[.$E$4])=0;[.C10]-[.$D$2];[.C10]))" office:value-type="float" office:value="-5000" calcext:value-type="float">
            <text:p>-5000</text:p>
          </table:table-cell>
          <table:table-cell table:formula="of:=IF([.$B11]&gt;=[.$D$4]*[.$E$4];[.D10];IF(MOD([.B11];[.$E$4])=0;[.D10]-([.$E$4]-1)*[.$E$2];[.D10]+[.$E$2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$B12]&gt;=[.$D$4]*[.$E$4];[.C11];IF(MOD([.B12];[.$E$4])=0;[.C11]-[.$D$2];[.C11]))" office:value-type="float" office:value="-5000" calcext:value-type="float">
            <text:p>-5000</text:p>
          </table:table-cell>
          <table:table-cell table:formula="of:=IF([.$B12]&gt;=[.$D$4]*[.$E$4];[.D11];IF(MOD([.B12];[.$E$4])=0;[.D11]-([.$E$4]-1)*[.$E$2];[.D11]+[.$E$2]))" office:value-type="float" office:value="5000" calcext:value-type="float">
            <text:p>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$B13]&gt;=[.$D$4]*[.$E$4];[.C12];IF(MOD([.B13];[.$E$4])=0;[.C12]-[.$D$2];[.C12]))" office:value-type="float" office:value="-5000" calcext:value-type="float">
            <text:p>-5000</text:p>
          </table:table-cell>
          <table:table-cell table:formula="of:=IF([.$B13]&gt;=[.$D$4]*[.$E$4];[.D12];IF(MOD([.B13];[.$E$4])=0;[.D12]-([.$E$4]-1)*[.$E$2];[.D12]+[.$E$2]))" office:value-type="float" office:value="10000" calcext:value-type="float">
            <text:p>10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$B14]&gt;=[.$D$4]*[.$E$4];[.C13];IF(MOD([.B14];[.$E$4])=0;[.C13]-[.$D$2];[.C13]))" office:value-type="float" office:value="-5000" calcext:value-type="float">
            <text:p>-5000</text:p>
          </table:table-cell>
          <table:table-cell table:formula="of:=IF([.$B14]&gt;=[.$D$4]*[.$E$4];[.D13];IF(MOD([.B14];[.$E$4])=0;[.D13]-([.$E$4]-1)*[.$E$2];[.D13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$B15]&gt;=[.$D$4]*[.$E$4];[.C14];IF(MOD([.B15];[.$E$4])=0;[.C14]-[.$D$2];[.C14]))" office:value-type="float" office:value="-10000" calcext:value-type="float">
            <text:p>-10000</text:p>
          </table:table-cell>
          <table:table-cell table:formula="of:=IF([.$B15]&gt;=[.$D$4]*[.$E$4];[.D14];IF(MOD([.B15];[.$E$4])=0;[.D14]-([.$E$4]-1)*[.$E$2];[.D14]+[.$E$2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$B16]&gt;=[.$D$4]*[.$E$4];[.C15];IF(MOD([.B16];[.$E$4])=0;[.C15]-[.$D$2];[.C15]))" office:value-type="float" office:value="-10000" calcext:value-type="float">
            <text:p>-10000</text:p>
          </table:table-cell>
          <table:table-cell table:formula="of:=IF([.$B16]&gt;=[.$D$4]*[.$E$4];[.D15];IF(MOD([.B16];[.$E$4])=0;[.D15]-([.$E$4]-1)*[.$E$2];[.D15]+[.$E$2]))" office:value-type="float" office:value="5000" calcext:value-type="float">
            <text:p>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IF([.$B17]&gt;=[.$D$4]*[.$E$4];[.C16];IF(MOD([.B17];[.$E$4])=0;[.C16]-[.$D$2];[.C16]))" office:value-type="float" office:value="-10000" calcext:value-type="float">
            <text:p>-10000</text:p>
          </table:table-cell>
          <table:table-cell table:formula="of:=IF([.$B17]&gt;=[.$D$4]*[.$E$4];[.D16];IF(MOD([.B17];[.$E$4])=0;[.D16]-([.$E$4]-1)*[.$E$2];[.D16]+[.$E$2]))" office:value-type="float" office:value="10000" calcext:value-type="float">
            <text:p>10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IF([.$B18]&gt;=[.$D$4]*[.$E$4];[.C17];IF(MOD([.B18];[.$E$4])=0;[.C17]-[.$D$2];[.C17]))" office:value-type="float" office:value="-10000" calcext:value-type="float">
            <text:p>-10000</text:p>
          </table:table-cell>
          <table:table-cell table:formula="of:=IF([.$B18]&gt;=[.$D$4]*[.$E$4];[.D17];IF(MOD([.B18];[.$E$4])=0;[.D17]-([.$E$4]-1)*[.$E$2];[.D17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IF([.$B19]&gt;=[.$D$4]*[.$E$4];[.C18];IF(MOD([.B19];[.$E$4])=0;[.C18]-[.$D$2];[.C18]))" office:value-type="float" office:value="-15000" calcext:value-type="float">
            <text:p>-15000</text:p>
          </table:table-cell>
          <table:table-cell table:formula="of:=IF([.$B19]&gt;=[.$D$4]*[.$E$4];[.D18];IF(MOD([.B19];[.$E$4])=0;[.D18]-([.$E$4]-1)*[.$E$2];[.D18]+[.$E$2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IF([.$B20]&gt;=[.$D$4]*[.$E$4];[.C19];IF(MOD([.B20];[.$E$4])=0;[.C19]-[.$D$2];[.C19]))" office:value-type="float" office:value="-15000" calcext:value-type="float">
            <text:p>-15000</text:p>
          </table:table-cell>
          <table:table-cell table:formula="of:=IF([.$B20]&gt;=[.$D$4]*[.$E$4];[.D19];IF(MOD([.B20];[.$E$4])=0;[.D19]-([.$E$4]-1)*[.$E$2];[.D19]+[.$E$2]))" office:value-type="float" office:value="5000" calcext:value-type="float">
            <text:p>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IF([.$B21]&gt;=[.$D$4]*[.$E$4];[.C20];IF(MOD([.B21];[.$E$4])=0;[.C20]-[.$D$2];[.C20]))" office:value-type="float" office:value="-15000" calcext:value-type="float">
            <text:p>-15000</text:p>
          </table:table-cell>
          <table:table-cell table:formula="of:=IF([.$B21]&gt;=[.$D$4]*[.$E$4];[.D20];IF(MOD([.B21];[.$E$4])=0;[.D20]-([.$E$4]-1)*[.$E$2];[.D20]+[.$E$2]))" office:value-type="float" office:value="10000" calcext:value-type="float">
            <text:p>10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IF([.$B22]&gt;=[.$D$4]*[.$E$4];[.C21];IF(MOD([.B22];[.$E$4])=0;[.C21]-[.$D$2];[.C21]))" office:value-type="float" office:value="-15000" calcext:value-type="float">
            <text:p>-15000</text:p>
          </table:table-cell>
          <table:table-cell table:formula="of:=IF([.$B22]&gt;=[.$D$4]*[.$E$4];[.D21];IF(MOD([.B22];[.$E$4])=0;[.D21]-([.$E$4]-1)*[.$E$2];[.D21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IF([.$B23]&gt;=[.$D$4]*[.$E$4];[.C22];IF(MOD([.B23];[.$E$4])=0;[.C22]-[.$D$2];[.C22]))" office:value-type="float" office:value="-15000" calcext:value-type="float">
            <text:p>-15000</text:p>
          </table:table-cell>
          <table:table-cell table:formula="of:=IF([.$B23]&gt;=[.$D$4]*[.$E$4];[.D22];IF(MOD([.B23];[.$E$4])=0;[.D22]-([.$E$4]-1)*[.$E$2];[.D22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IF([.$B24]&gt;=[.$D$4]*[.$E$4];[.C23];IF(MOD([.B24];[.$E$4])=0;[.C23]-[.$D$2];[.C23]))" office:value-type="float" office:value="-15000" calcext:value-type="float">
            <text:p>-15000</text:p>
          </table:table-cell>
          <table:table-cell table:formula="of:=IF([.$B24]&gt;=[.$D$4]*[.$E$4];[.D23];IF(MOD([.B24];[.$E$4])=0;[.D23]-([.$E$4]-1)*[.$E$2];[.D23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IF([.$B25]&gt;=[.$D$4]*[.$E$4];[.C24];IF(MOD([.B25];[.$E$4])=0;[.C24]-[.$D$2];[.C24]))" office:value-type="float" office:value="-15000" calcext:value-type="float">
            <text:p>-15000</text:p>
          </table:table-cell>
          <table:table-cell table:formula="of:=IF([.$B25]&gt;=[.$D$4]*[.$E$4];[.D24];IF(MOD([.B25];[.$E$4])=0;[.D24]-([.$E$4]-1)*[.$E$2];[.D24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IF([.$B26]&gt;=[.$D$4]*[.$E$4];[.C25];IF(MOD([.B26];[.$E$4])=0;[.C25]-[.$D$2];[.C25]))" office:value-type="float" office:value="-15000" calcext:value-type="float">
            <text:p>-15000</text:p>
          </table:table-cell>
          <table:table-cell table:formula="of:=IF([.$B26]&gt;=[.$D$4]*[.$E$4];[.D25];IF(MOD([.B26];[.$E$4])=0;[.D25]-([.$E$4]-1)*[.$E$2];[.D25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IF([.$B27]&gt;=[.$D$4]*[.$E$4];[.C26];IF(MOD([.B27];[.$E$4])=0;[.C26]-[.$D$2];[.C26]))" office:value-type="float" office:value="-15000" calcext:value-type="float">
            <text:p>-15000</text:p>
          </table:table-cell>
          <table:table-cell table:formula="of:=IF([.$B27]&gt;=[.$D$4]*[.$E$4];[.D26];IF(MOD([.B27];[.$E$4])=0;[.D26]-([.$E$4]-1)*[.$E$2];[.D26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IF([.$B28]&gt;=[.$D$4]*[.$E$4];[.C27];IF(MOD([.B28];[.$E$4])=0;[.C27]-[.$D$2];[.C27]))" office:value-type="float" office:value="-15000" calcext:value-type="float">
            <text:p>-15000</text:p>
          </table:table-cell>
          <table:table-cell table:formula="of:=IF([.$B28]&gt;=[.$D$4]*[.$E$4];[.D27];IF(MOD([.B28];[.$E$4])=0;[.D27]-([.$E$4]-1)*[.$E$2];[.D27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IF([.$B29]&gt;=[.$D$4]*[.$E$4];[.C28];IF(MOD([.B29];[.$E$4])=0;[.C28]-[.$D$2];[.C28]))" office:value-type="float" office:value="-15000" calcext:value-type="float">
            <text:p>-15000</text:p>
          </table:table-cell>
          <table:table-cell table:formula="of:=IF([.$B29]&gt;=[.$D$4]*[.$E$4];[.D28];IF(MOD([.B29];[.$E$4])=0;[.D28]-([.$E$4]-1)*[.$E$2];[.D28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IF([.$B30]&gt;=[.$D$4]*[.$E$4];[.C29];IF(MOD([.B30];[.$E$4])=0;[.C29]-[.$D$2];[.C29]))" office:value-type="float" office:value="-15000" calcext:value-type="float">
            <text:p>-15000</text:p>
          </table:table-cell>
          <table:table-cell table:formula="of:=IF([.$B30]&gt;=[.$D$4]*[.$E$4];[.D29];IF(MOD([.B30];[.$E$4])=0;[.D29]-([.$E$4]-1)*[.$E$2];[.D29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IF([.$B31]&gt;=[.$D$4]*[.$E$4];[.C30];IF(MOD([.B31];[.$E$4])=0;[.C30]-[.$D$2];[.C30]))" office:value-type="float" office:value="-15000" calcext:value-type="float">
            <text:p>-15000</text:p>
          </table:table-cell>
          <table:table-cell table:formula="of:=IF([.$B31]&gt;=[.$D$4]*[.$E$4];[.D30];IF(MOD([.B31];[.$E$4])=0;[.D30]-([.$E$4]-1)*[.$E$2];[.D30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IF([.$B32]&gt;=[.$D$4]*[.$E$4];[.C31];IF(MOD([.B32];[.$E$4])=0;[.C31]-[.$D$2];[.C31]))" office:value-type="float" office:value="-15000" calcext:value-type="float">
            <text:p>-15000</text:p>
          </table:table-cell>
          <table:table-cell table:formula="of:=IF([.$B32]&gt;=[.$D$4]*[.$E$4];[.D31];IF(MOD([.B32];[.$E$4])=0;[.D31]-([.$E$4]-1)*[.$E$2];[.D31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IF([.$B33]&gt;=[.$D$4]*[.$E$4];[.C32];IF(MOD([.B33];[.$E$4])=0;[.C32]-[.$D$2];[.C32]))" office:value-type="float" office:value="-15000" calcext:value-type="float">
            <text:p>-15000</text:p>
          </table:table-cell>
          <table:table-cell table:formula="of:=IF([.$B33]&gt;=[.$D$4]*[.$E$4];[.D32];IF(MOD([.B33];[.$E$4])=0;[.D32]-([.$E$4]-1)*[.$E$2];[.D32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IF([.$B34]&gt;=[.$D$4]*[.$E$4];[.C33];IF(MOD([.B34];[.$E$4])=0;[.C33]-[.$D$2];[.C33]))" office:value-type="float" office:value="-15000" calcext:value-type="float">
            <text:p>-15000</text:p>
          </table:table-cell>
          <table:table-cell table:formula="of:=IF([.$B34]&gt;=[.$D$4]*[.$E$4];[.D33];IF(MOD([.B34];[.$E$4])=0;[.D33]-([.$E$4]-1)*[.$E$2];[.D33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IF([.$B35]&gt;=[.$D$4]*[.$E$4];[.C34];IF(MOD([.B35];[.$E$4])=0;[.C34]-[.$D$2];[.C34]))" office:value-type="float" office:value="-15000" calcext:value-type="float">
            <text:p>-15000</text:p>
          </table:table-cell>
          <table:table-cell table:formula="of:=IF([.$B35]&gt;=[.$D$4]*[.$E$4];[.D34];IF(MOD([.B35];[.$E$4])=0;[.D34]-([.$E$4]-1)*[.$E$2];[.D34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IF([.$B36]&gt;=[.$D$4]*[.$E$4];[.C35];IF(MOD([.B36];[.$E$4])=0;[.C35]-[.$D$2];[.C35]))" office:value-type="float" office:value="-15000" calcext:value-type="float">
            <text:p>-15000</text:p>
          </table:table-cell>
          <table:table-cell table:formula="of:=IF([.$B36]&gt;=[.$D$4]*[.$E$4];[.D35];IF(MOD([.B36];[.$E$4])=0;[.D35]-([.$E$4]-1)*[.$E$2];[.D35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IF([.$B37]&gt;=[.$D$4]*[.$E$4];[.C36];IF(MOD([.B37];[.$E$4])=0;[.C36]-[.$D$2];[.C36]))" office:value-type="float" office:value="-15000" calcext:value-type="float">
            <text:p>-15000</text:p>
          </table:table-cell>
          <table:table-cell table:formula="of:=IF([.$B37]&gt;=[.$D$4]*[.$E$4];[.D36];IF(MOD([.B37];[.$E$4])=0;[.D36]-([.$E$4]-1)*[.$E$2];[.D36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IF([.$B38]&gt;=[.$D$4]*[.$E$4];[.C37];IF(MOD([.B38];[.$E$4])=0;[.C37]-[.$D$2];[.C37]))" office:value-type="float" office:value="-15000" calcext:value-type="float">
            <text:p>-15000</text:p>
          </table:table-cell>
          <table:table-cell table:formula="of:=IF([.$B38]&gt;=[.$D$4]*[.$E$4];[.D37];IF(MOD([.B38];[.$E$4])=0;[.D37]-([.$E$4]-1)*[.$E$2];[.D37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IF([.$B39]&gt;=[.$D$4]*[.$E$4];[.C38];IF(MOD([.B39];[.$E$4])=0;[.C38]-[.$D$2];[.C38]))" office:value-type="float" office:value="-15000" calcext:value-type="float">
            <text:p>-15000</text:p>
          </table:table-cell>
          <table:table-cell table:formula="of:=IF([.$B39]&gt;=[.$D$4]*[.$E$4];[.D38];IF(MOD([.B39];[.$E$4])=0;[.D38]-([.$E$4]-1)*[.$E$2];[.D38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IF([.$B40]&gt;=[.$D$4]*[.$E$4];[.C39];IF(MOD([.B40];[.$E$4])=0;[.C39]-[.$D$2];[.C39]))" office:value-type="float" office:value="-15000" calcext:value-type="float">
            <text:p>-15000</text:p>
          </table:table-cell>
          <table:table-cell table:formula="of:=IF([.$B40]&gt;=[.$D$4]*[.$E$4];[.D39];IF(MOD([.B40];[.$E$4])=0;[.D39]-([.$E$4]-1)*[.$E$2];[.D39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IF([.$B41]&gt;=[.$D$4]*[.$E$4];[.C40];IF(MOD([.B41];[.$E$4])=0;[.C40]-[.$D$2];[.C40]))" office:value-type="float" office:value="-15000" calcext:value-type="float">
            <text:p>-15000</text:p>
          </table:table-cell>
          <table:table-cell table:formula="of:=IF([.$B41]&gt;=[.$D$4]*[.$E$4];[.D40];IF(MOD([.B41];[.$E$4])=0;[.D40]-([.$E$4]-1)*[.$E$2];[.D40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IF([.$B42]&gt;=[.$D$4]*[.$E$4];[.C41];IF(MOD([.B42];[.$E$4])=0;[.C41]-[.$D$2];[.C41]))" office:value-type="float" office:value="-15000" calcext:value-type="float">
            <text:p>-15000</text:p>
          </table:table-cell>
          <table:table-cell table:formula="of:=IF([.$B42]&gt;=[.$D$4]*[.$E$4];[.D41];IF(MOD([.B42];[.$E$4])=0;[.D41]-([.$E$4]-1)*[.$E$2];[.D41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IF([.$B43]&gt;=[.$D$4]*[.$E$4];[.C42];IF(MOD([.B43];[.$E$4])=0;[.C42]-[.$D$2];[.C42]))" office:value-type="float" office:value="-15000" calcext:value-type="float">
            <text:p>-15000</text:p>
          </table:table-cell>
          <table:table-cell table:formula="of:=IF([.$B43]&gt;=[.$D$4]*[.$E$4];[.D42];IF(MOD([.B43];[.$E$4])=0;[.D42]-([.$E$4]-1)*[.$E$2];[.D42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IF([.$B44]&gt;=[.$D$4]*[.$E$4];[.C43];IF(MOD([.B44];[.$E$4])=0;[.C43]-[.$D$2];[.C43]))" office:value-type="float" office:value="-15000" calcext:value-type="float">
            <text:p>-15000</text:p>
          </table:table-cell>
          <table:table-cell table:formula="of:=IF([.$B44]&gt;=[.$D$4]*[.$E$4];[.D43];IF(MOD([.B44];[.$E$4])=0;[.D43]-([.$E$4]-1)*[.$E$2];[.D43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IF([.$B45]&gt;=[.$D$4]*[.$E$4];[.C44];IF(MOD([.B45];[.$E$4])=0;[.C44]-[.$D$2];[.C44]))" office:value-type="float" office:value="-15000" calcext:value-type="float">
            <text:p>-15000</text:p>
          </table:table-cell>
          <table:table-cell table:formula="of:=IF([.$B45]&gt;=[.$D$4]*[.$E$4];[.D44];IF(MOD([.B45];[.$E$4])=0;[.D44]-([.$E$4]-1)*[.$E$2];[.D44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IF([.$B46]&gt;=[.$D$4]*[.$E$4];[.C45];IF(MOD([.B46];[.$E$4])=0;[.C45]-[.$D$2];[.C45]))" office:value-type="float" office:value="-15000" calcext:value-type="float">
            <text:p>-15000</text:p>
          </table:table-cell>
          <table:table-cell table:formula="of:=IF([.$B46]&gt;=[.$D$4]*[.$E$4];[.D45];IF(MOD([.B46];[.$E$4])=0;[.D45]-([.$E$4]-1)*[.$E$2];[.D45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IF([.$B47]&gt;=[.$D$4]*[.$E$4];[.C46];IF(MOD([.B47];[.$E$4])=0;[.C46]-[.$D$2];[.C46]))" office:value-type="float" office:value="-15000" calcext:value-type="float">
            <text:p>-15000</text:p>
          </table:table-cell>
          <table:table-cell table:formula="of:=IF([.$B47]&gt;=[.$D$4]*[.$E$4];[.D46];IF(MOD([.B47];[.$E$4])=0;[.D46]-([.$E$4]-1)*[.$E$2];[.D46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IF([.$B48]&gt;=[.$D$4]*[.$E$4];[.C47];IF(MOD([.B48];[.$E$4])=0;[.C47]-[.$D$2];[.C47]))" office:value-type="float" office:value="-15000" calcext:value-type="float">
            <text:p>-15000</text:p>
          </table:table-cell>
          <table:table-cell table:formula="of:=IF([.$B48]&gt;=[.$D$4]*[.$E$4];[.D47];IF(MOD([.B48];[.$E$4])=0;[.D47]-([.$E$4]-1)*[.$E$2];[.D47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IF([.$B49]&gt;=[.$D$4]*[.$E$4];[.C48];IF(MOD([.B49];[.$E$4])=0;[.C48]-[.$D$2];[.C48]))" office:value-type="float" office:value="-15000" calcext:value-type="float">
            <text:p>-15000</text:p>
          </table:table-cell>
          <table:table-cell table:formula="of:=IF([.$B49]&gt;=[.$D$4]*[.$E$4];[.D48];IF(MOD([.B49];[.$E$4])=0;[.D48]-([.$E$4]-1)*[.$E$2];[.D48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IF([.$B50]&gt;=[.$D$4]*[.$E$4];[.C49];IF(MOD([.B50];[.$E$4])=0;[.C49]-[.$D$2];[.C49]))" office:value-type="float" office:value="-15000" calcext:value-type="float">
            <text:p>-15000</text:p>
          </table:table-cell>
          <table:table-cell table:formula="of:=IF([.$B50]&gt;=[.$D$4]*[.$E$4];[.D49];IF(MOD([.B50];[.$E$4])=0;[.D49]-([.$E$4]-1)*[.$E$2];[.D49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IF([.$B51]&gt;=[.$D$4]*[.$E$4];[.C50];IF(MOD([.B51];[.$E$4])=0;[.C50]-[.$D$2];[.C50]))" office:value-type="float" office:value="-15000" calcext:value-type="float">
            <text:p>-15000</text:p>
          </table:table-cell>
          <table:table-cell table:formula="of:=IF([.$B51]&gt;=[.$D$4]*[.$E$4];[.D50];IF(MOD([.B51];[.$E$4])=0;[.D50]-([.$E$4]-1)*[.$E$2];[.D50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IF([.$B52]&gt;=[.$D$4]*[.$E$4];[.C51];IF(MOD([.B52];[.$E$4])=0;[.C51]-[.$D$2];[.C51]))" office:value-type="float" office:value="-15000" calcext:value-type="float">
            <text:p>-15000</text:p>
          </table:table-cell>
          <table:table-cell table:formula="of:=IF([.$B52]&gt;=[.$D$4]*[.$E$4];[.D51];IF(MOD([.B52];[.$E$4])=0;[.D51]-([.$E$4]-1)*[.$E$2];[.D51]+[.$E$2]))" office:value-type="float" office:value="15000" calcext:value-type="float">
            <text:p>15000</text:p>
          </table:table-cell>
          <table:table-cell table:number-columns-repeated="12"/>
        </table:table-row>
        <calcext:conditional-formats>
          <calcext:conditional-format calcext:target-range-address="Sheet1.B7:Sheet1.D52">
            <calcext:condition calcext:apply-style-name="Hidden" calcext:value="formula-is(AND([.$C7]=[.$C6]; [.$D7]=[.$D6]))" calcext:base-cell-address="Sheet1.B7"/>
            <calcext:condition calcext:apply-style-name="Accent 3" calcext:value="formula-is([.$D7]=0)" calcext:base-cell-address="Sheet1.B7"/>
          </calcext:conditional-format>
        </calcext:conditional-formats>
      </table:table>
      <table:named-expressions>
        <table:named-range table:name="DSLR_H" table:base-cell-address="$Sheet1.$C$2" table:cell-range-address="$Sheet1.$E$2"/>
        <table:named-range table:name="DSLR_W" table:base-cell-address="$Sheet1.$B$2" table:cell-range-address="$Sheet1.$D$2"/>
        <table:named-range table:name="FilmH" table:base-cell-address="$Sheet1.$C$3" table:cell-range-address="$Sheet1.$E$3"/>
        <table:named-range table:name="FilmW" table:base-cell-address="$Sheet1.$B$3" table:cell-range-address="$Sheet1.$D$3"/>
        <table:named-range table:name="SweepX" table:base-cell-address="$Sheet1.$B$4" table:cell-range-address="$Sheet1.$D$4"/>
        <table:named-range table:name="SweepY" table:base-cell-address="$Sheet1.$C$4" table:cell-range-address="$Sheet1.$E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idden" style:family="table-cell" style:parent-style-name="Default">
      <style:table-cell-properties fo:background-color="transparent" fo:border="none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9:09:44.9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7:46:37.520000000</meta:creation-date>
    <dc:date>2018-11-04T19:20:00.975000000</dc:date>
    <meta:editing-duration>PT19M55S</meta:editing-duration>
    <meta:editing-cycles>4</meta:editing-cycles>
    <meta:generator>LibreOffice/5.4.5.1$Windows_X86_64 LibreOffice_project/79c9829dd5d8054ec39a82dc51cd9eff340dbee8</meta:generator>
    <meta:document-statistic meta:table-count="1" meta:cell-count="1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905cm" svg:height="12.113cm" xlink:href=".." xlink:type="simple" chart:class="chart:scatter" chart:style-name="ch1">
        <chart:plot-area chart:style-name="ch2" table:cell-range-address="Sheet1.C7:Sheet1.D52 Sheet1.D6:Sheet1.D6" chart:data-source-has-labels="row" svg:x="0.278cm" svg:y="0.242cm" svg:width="13.349cm" svg:height="11.629cm">
          <chartooo:coordinate-region svg:x="0.794cm" svg:y="0.441cm" svg:width="12.739cm" svg:height="10.78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D7:Sheet1.D52" chart:label-cell-address="Sheet1.D6:Sheet1.D6" chart:class="chart:scatter">
            <chart:domain table:cell-range-address="Sheet1.C7:Sheet1.C52"/>
            <chart:data-point chart:repeated="4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</text:p>
                <draw:g>
                  <svg:desc>Sheet1.D6:Sheet1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7:Sheet1.C52</svg:desc>
                </draw:g>
              </table:table-cell>
              <table:table-cell office:value-type="float" office:value="0">
                <text:p>0</text:p>
                <draw:g>
                  <svg:desc>Sheet1.D7:Sheet1.D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000">
                <text:p>-5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000">
                <text:p>-5000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000">
                <text:p>-5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000">
                <text:p>-5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0000">
                <text:p>-1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0000">
                <text:p>-10000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0000">
                <text:p>-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0000">
                <text:p>-10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5000">
                <text:p>-15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5000">
                <text:p>-15000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5000">
                <text:p>-15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5000">
                <text:p>-15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5000">
                <text:p>-15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5000">
                <text:p>-15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5000">
                <text:p>-15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5000">
                <text:p>-15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5000">
                <text:p>-15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5000">
                <text:p>-15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5000">
                <text:p>-15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5000">
                <text:p>-15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5000">
                <text:p>-15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5000">
                <text:p>-15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5000">
                <text:p>-15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5000">
                <text:p>-15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5000">
                <text:p>-15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5000">
                <text:p>-15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5000">
                <text:p>-15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5000">
                <text:p>-15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5000">
                <text:p>-15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5000">
                <text:p>-15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5000">
                <text:p>-15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5000">
                <text:p>-15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5000">
                <text:p>-15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5000">
                <text:p>-15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5000">
                <text:p>-15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5000">
                <text:p>-15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5000">
                <text:p>-15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5000">
                <text:p>-15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5000">
                <text:p>-15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5000">
                <text:p>-15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5000">
                <text:p>-15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5000">
                <text:p>-15000</text:p>
              </table:table-cell>
              <table:table-cell office:value-type="float" office:value="15000">
                <text:p>15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